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ff66" draw:textarea-vertical-align="middle"/>
    </style:style>
    <style:style style:name="gr2" style:family="graphic" style:parent-style-name="objectwithoutfill">
      <style:graphic-properties svg:stroke-width="0.1cm" draw:marker-start-width="0.5cm" draw:marker-end="Arrowheads_20_2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65cm" draw:marker-end="Arrowheads_20_2" draw:marker-end-width="0.7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3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14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2.4cm" svg:y="10.4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4" draw:text-style-name="P3" draw:layer="layout" svg:width="19.4cm" svg:height="3.88cm" svg:x="4.6cm" svg:y="16.2cm">
          <draw:text-box>
            <text:p><text:span text:style-name="T2">Kahn </text:span><text:span text:style-name="T3">(topological sorting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211cm" svg:y="14.377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8cm" svg:y="14.4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2cm" svg:y="14.8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8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2cm" svg:y="14.8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3.8cm" svg:y="14.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1.2cm" svg:y="14.8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1.2cm" svg:y="14.6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draw:frame draw:style-name="gr9" draw:text-style-name="P4" draw:layer="layout" svg:width="6.649cm" svg:height="1.352cm" svg:x="0.6cm" svg:y="0.8cm">
          <draw:text-box>
            <text:p><text:span text:style-name="T4">Repeat step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1.2cm" svg:y="14.6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1.2cm" svg:y="14.6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4cm" svg:y="14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1.2cm" svg:y="14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draw:frame draw:style-name="gr9" draw:text-style-name="P4" draw:layer="layout" svg:width="6.649cm" svg:height="1.352cm" svg:x="0.601cm" svg:y="0.8cm">
          <draw:text-box>
            <text:p><text:span text:style-name="T4">Repeat step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1.2cm" svg:y="14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3.8cm" svg:y="14.6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1.2cm" svg:y="14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3.8cm" svg:y="14.6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draw:frame draw:style-name="gr9" draw:text-style-name="P4" draw:layer="layout" svg:width="6.649cm" svg:height="1.352cm" svg:x="0.601cm" svg:y="0.8cm">
          <draw:text-box>
            <text:p><text:span text:style-name="T4">Repeat step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3.8cm" svg:y="14.6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3.4cm" svg:y1="4.6cm" svg:x2="10.4cm" svg:y2="10.4cm">
          <text:p/>
        </draw:lin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11.2cm" svg:y="14.8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14cm" svg:y="14.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23.4cm" svg:y="18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11.2cm" svg:y="14.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23.4cm" svg:y="18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25.6cm" svg:y="1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ircle draw:style-name="gr1" draw:text-style-name="P2" draw:layer="layout" svg:width="2.2cm" svg:height="2.2cm" svg:x="21.2cm" svg:y="18cm">
          <text:p text:style-name="P1"><text:span text:style-name="T1">1</text:span></text:p>
        </draw:circle>
        <draw:circle draw:style-name="gr1" draw:text-style-name="P2" draw:layer="layout" svg:width="2.2cm" svg:height="2.2cm" svg:x="16.4cm" svg:y="18cm">
          <text:p text:style-name="P1"><text:span text:style-name="T1">2</text:span></text:p>
        </draw:circle>
        <draw:circle draw:style-name="gr1" draw:text-style-name="P2" draw:layer="layout" svg:width="2.2cm" svg:height="2.2cm" svg:x="11.211cm" svg:y="18.2cm">
          <text:p text:style-name="P1"><text:span text:style-name="T1">6</text:span></text:p>
        </draw:circle>
        <draw:circle draw:style-name="gr1" draw:text-style-name="P2" draw:layer="layout" svg:width="2.2cm" svg:height="2.2cm" svg:x="23.4cm" svg:y="18cm">
          <text:p text:style-name="P1"><text:span text:style-name="T1">7</text:span></text:p>
        </draw:circle>
        <draw:circle draw:style-name="gr1" draw:text-style-name="P2" draw:layer="layout" svg:width="2.2cm" svg:height="2.2cm" svg:x="14cm" svg:y="18.2cm">
          <text:p text:style-name="P1"><text:span text:style-name="T1">3</text:span></text:p>
        </draw:circle>
        <draw:circle draw:style-name="gr1" draw:text-style-name="P2" draw:layer="layout" svg:width="2.2cm" svg:height="2.2cm" svg:x="18.735cm" svg:y="18.003cm">
          <text:p text:style-name="P1"><text:span text:style-name="T1">5</text:span></text:p>
        </draw:circle>
        <draw:circle draw:style-name="gr1" draw:text-style-name="P2" draw:layer="layout" svg:width="2.2cm" svg:height="2.2cm" svg:x="25.6cm" svg:y="18cm">
          <text:p text:style-name="P1"><text:span text:style-name="T1">4</text:span></text:p>
        </draw:circle>
        <draw:frame draw:style-name="gr6" draw:text-style-name="P4" draw:layer="layout" svg:width="10.433cm" svg:height="1.352cm" svg:x="0.568cm" svg:y="14.89cm">
          <draw:text-box>
            <text:p><text:span text:style-name="T4">Queue with indegree 0</text:span></text:p>
          </draw:text-box>
        </draw:frame>
        <draw:line draw:style-name="gr7" draw:text-style-name="P1" draw:layer="layout" svg:x1="11.6cm" svg:y1="17.3cm" svg:x2="27.4cm" svg:y2="17.3cm">
          <text:p/>
        </draw:line>
        <draw:frame draw:style-name="gr8" draw:text-style-name="P4" draw:layer="layout" svg:width="3.3cm" svg:height="1.352cm" svg:x="0.4cm" svg:y="18.048cm">
          <draw:text-box>
            <text:p><text:span text:style-name="T4">Result</text:span></text:p>
          </draw:text-box>
        </draw:frame>
        <draw:line draw:style-name="gr7" draw:text-style-name="P1" draw:layer="layout" svg:x1="11.6cm" svg:y1="20.8cm" svg:x2="27.4cm" svg:y2="20.8cm">
          <text:p/>
        </draw:line>
        <draw:line draw:style-name="gr7" draw:text-style-name="P1" draw:layer="layout" svg:x1="11.6cm" svg:y1="17.3cm" svg:x2="27.4cm" svg:y2="17.3cm">
          <text:p/>
        </draw:line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2.4cm" svg:y="10.4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5cm" svg:y1="10.6cm" svg:x2="17.8cm" svg:y2="7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03:17</meta:creation-date>
    <meta:editing-duration>P3DT12H23S</meta:editing-duration>
    <meta:editing-cycles>49</meta:editing-cycles>
    <dc:date>2020-09-27T15:10:32</dc:date>
    <meta:generator>OpenOffice/4.1.7$Unix OpenOffice.org_project/417m1$Build-9800</meta:generator>
    <meta:document-statistic meta:object-count="358"/>
  </office:meta>
</office:document-meta>
</file>